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249923A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541cm" fo:min-width="5.046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249923AF.png" xlink:type="simple" xlink:show="embed" xlink:actuate="onLoad" draw:mime-type="image/png">
            <text:p/>
          </draw:image>
        </draw:frame>
        <draw:custom-shape draw:style-name="gr2" draw:text-style-name="P2" draw:layer="layout" svg:width="5.546cm" svg:height="1.791cm" svg:x="1.725cm" svg:y="1.903cm">
          <text:p text:style-name="P1"><text:span text:style-name="T1">Drag selections to the right panel to play them. The play button becomes visible when something is playable. Rearrange the queue by dragging a set to the desired position.</text:span></text:p>
          <draw:enhanced-geometry svg:viewBox="0 0 21600 21600" draw:mirror-horizontal="true" draw:type="line-callout-1" draw:modifiers="-8516.17090319091 8811.16071428571 -319.307733910222 2229.91071428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4:57:18.058360807</dc:date>
    <meta:editing-cycles>21</meta:editing-cycles>
    <meta:editing-duration>P1DT2H18M20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